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6.985cm" svg:height="2.54cm" svg:x="6.08cm" svg:y="7.98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81cm" svg:height="2.54cm" svg:x="5.445cm" svg:y="14.33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3.81cm" svg:height="2.54cm" svg:x="10.525cm" svg:y="14.335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572cm" svg:y1="10.525cm" svg:x2="7.35cm" svg:y2="14.335cm" draw:start-shape="id1" draw:end-shape="id2" svg:d="m9572 10525v1905h-2222v1905">
          <text:p/>
        </draw:connector>
        <draw:connector draw:style-name="gr4" draw:text-style-name="P1" draw:layer="layout" svg:x1="9.572cm" svg:y1="10.525cm" svg:x2="12.43cm" svg:y2="14.335cm" draw:start-shape="id1" draw:start-glue-point="2" draw:end-shape="id3" draw:end-glue-point="0" svg:d="m9572 10525v1905h2858v1905">
          <text:p/>
        </draw:connector>
        <draw:custom-shape draw:style-name="gr5" draw:text-style-name="P1" draw:id="id4" draw:layer="layout" svg:width="5.715cm" svg:height="3.175cm" svg:x="2.27cm" svg:y="3.54cm">
          <text:p text:style-name="P1">Vision track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127cm" svg:y1="6.715cm" svg:x2="6.08cm" svg:y2="9.255cm" draw:start-shape="id4" draw:start-glue-point="2" draw:end-shape="id1" draw:end-glue-point="3" svg:d="m5127 6715v2540h953">
          <text:p/>
        </draw:connector>
        <draw:custom-shape draw:style-name="gr6" draw:text-style-name="P1" draw:id="id5" draw:layer="layout" svg:width="5.62cm" svg:height="2.54cm" svg:x="10.525cm" svg:y="4.175cm">
          <text:p text:style-name="P1">Robot contro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335cm" svg:y1="6.715cm" svg:x2="9.572cm" svg:y2="7.985cm" draw:start-shape="id5" draw:end-shape="id1" draw:end-glue-point="0" svg:d="m13335 6715v635h-3763v635">
          <text:p/>
        </draw:connector>
        <draw:custom-shape draw:style-name="gr7" draw:text-style-name="P1" draw:id="id6" draw:layer="layout" svg:width="3.715cm" svg:height="2.54cm" svg:x="14.97cm" svg:y="9.255cm">
          <text:p text:style-name="P1">Graphic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065cm" svg:y1="9.255cm" svg:x2="14.97cm" svg:y2="10.525cm" draw:start-shape="id1" draw:start-glue-point="1" draw:end-shape="id6" svg:d="m13065 9255h952v1270h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x-Real </meta:initial-creator>
    <meta:creation-date>2011-02-01T16:15:31</meta:creation-date>
    <dc:date>2011-02-01T16:29:04</dc:date>
    <dc:creator>Mix-Real </dc:creator>
    <meta:editing-duration>PT00H13M33S</meta:editing-duration>
    <meta:editing-cycles>2</meta:editing-cycles>
    <meta:generator>OpenOffice.org/3.2$Linux OpenOffice.org_project/320m12$Build-9483</meta:generator>
    <meta:document-statistic meta:object-count="11"/>
  </office:meta>
</office:document-meta>
</file>